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2000000A00001AAA00000BFD81ED526F94B754EE.wmf" manifest:media-type="image/x-wmf"/>
  <manifest:file-entry manifest:full-path="Pictures/2000000A00005932000032203B37E92059B2FFE5.wmf" manifest:media-type="image/x-wmf"/>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alibri" svg:font-family="Calibri" style:font-family-generic="roman" style:font-pitch="variable"/>
    <style:font-face style:name="Cambria Math" svg:font-family="'Cambria Math'" style:font-family-generic="roman" style:font-pitch="variable"/>
    <style:font-face style:name="Liberation Serif" svg:font-family="'Liberation Serif'" style:font-family-generic="roman" style:font-pitch="variable"/>
    <style:font-face style:name="Segoe UI Symbol" svg:font-family="'Segoe UI Symbol'" style:font-family-generic="roman" style:font-pitch="variable"/>
    <style:font-face style:name="serif" svg:font-family="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orphans="2" fo:widows="2" fo:hyphenation-ladder-count="no-limit"/>
      <style:text-properties style:font-name="Liberation Serif" fo:font-size="12pt" fo:font-weight="normal" style:letter-kerning="true" style:font-size-asian="12pt" style:font-weight-asian="normal" fo:hyphenate="false" fo:hyphenation-remain-char-count="2" fo:hyphenation-push-char-count="2"/>
    </style:style>
    <style:style style:name="P2" style:family="paragraph" style:parent-style-name="Standard">
      <style:paragraph-properties fo:orphans="2" fo:widows="2" fo:hyphenation-ladder-count="no-limit"/>
      <style:text-properties style:font-name="Liberation Serif" fo:font-size="12pt" fo:font-weight="bold" style:letter-kerning="true" style:font-size-asian="12pt" style:font-weight-asian="bold" fo:hyphenate="false" fo:hyphenation-remain-char-count="2" fo:hyphenation-push-char-count="2"/>
    </style:style>
    <style:style style:name="P3" style:family="paragraph" style:parent-style-name="Standard">
      <style:paragraph-properties fo:orphans="2" fo:widows="2" fo:hyphenation-ladder-count="no-limit"/>
      <style:text-properties style:font-name="Liberation Serif" fo:font-size="12pt" fo:language="en" fo:country="US" fo:font-weight="normal" style:letter-kerning="true" style:font-size-asian="12pt" style:font-weight-asian="normal" fo:hyphenate="false" fo:hyphenation-remain-char-count="2" fo:hyphenation-push-char-count="2"/>
    </style:style>
    <style:style style:name="P4" style:family="paragraph" style:parent-style-name="Standard">
      <style:paragraph-properties fo:orphans="2" fo:widows="2" fo:hyphenation-ladder-count="no-limit"/>
      <style:text-properties style:font-name="Liberation Serif" fo:font-size="12pt" fo:language="en" fo:country="US" fo:font-weight="bold" style:letter-kerning="true" style:font-size-asian="12pt" style:font-weight-asian="bold" fo:hyphenate="false" fo:hyphenation-remain-char-count="2" fo:hyphenation-push-char-count="2"/>
    </style:style>
    <style:style style:name="P5" style:family="paragraph" style:parent-style-name="Standard">
      <style:paragraph-properties fo:orphans="2" fo:widows="2" fo:hyphenation-ladder-count="no-limit"/>
      <style:text-properties style:font-name="Liberation Serif" fo:font-size="14pt" fo:language="en" fo:country="US" fo:font-weight="bold" style:letter-kerning="true" style:font-size-asian="14pt" style:font-weight-asian="bold" fo:hyphenate="false" fo:hyphenation-remain-char-count="2" fo:hyphenation-push-char-count="2"/>
    </style:style>
    <style:style style:name="P6" style:family="paragraph" style:parent-style-name="Standard">
      <style:paragraph-properties fo:orphans="2" fo:widows="2" fo:hyphenation-ladder-count="no-limit"/>
      <style:text-properties style:font-name="Liberation Serif" fo:font-size="13pt" fo:language="en" fo:country="US" fo:font-weight="bold" style:letter-kerning="true" style:font-size-asian="13pt" style:font-weight-asian="bold" fo:hyphenate="false" fo:hyphenation-remain-char-count="2" fo:hyphenation-push-char-count="2"/>
    </style:style>
    <style:style style:name="P7" style:family="paragraph" style:parent-style-name="Standard">
      <style:paragraph-properties fo:orphans="2" fo:widows="2" fo:hyphenation-ladder-count="no-limit"/>
      <style:text-properties fo:hyphenate="false" fo:hyphenation-remain-char-count="2" fo:hyphenation-push-char-count="2"/>
    </style:style>
    <style:style style:name="P8" style:family="paragraph" style:parent-style-name="Standard">
      <style:paragraph-properties fo:line-height="100%" fo:orphans="2" fo:widows="2" fo:hyphenation-ladder-count="no-limit"/>
      <style:text-properties fo:hyphenate="false" fo:hyphenation-remain-char-count="2" fo:hyphenation-push-char-count="2"/>
    </style:style>
    <style:style style:name="P9" style:family="paragraph" style:parent-style-name="Standard">
      <style:paragraph-properties fo:margin-top="0in" fo:margin-bottom="0.0972in" loext:contextual-spacing="false" fo:line-height="120%" fo:orphans="2" fo:widows="2" fo:hyphenation-ladder-count="no-limit"/>
      <style:text-properties fo:hyphenate="false" fo:hyphenation-remain-char-count="2" fo:hyphenation-push-char-count="2"/>
    </style:style>
    <style:style style:name="P10" style:family="paragraph" style:parent-style-name="Standard">
      <style:paragraph-properties fo:margin-top="0in" fo:margin-bottom="0.139in" loext:contextual-spacing="false" fo:line-height="115%"/>
    </style:style>
    <style:style style:name="P11" style:family="paragraph" style:parent-style-name="Standard" style:master-page-name="Standard">
      <style:paragraph-properties fo:orphans="2" fo:widows="2" fo:hyphenation-ladder-count="no-limit" style:page-number="auto"/>
      <style:text-properties style:font-name="Liberation Serif" fo:font-size="12pt" style:letter-kerning="true" style:font-size-asian="12pt" fo:hyphenate="false" fo:hyphenation-remain-char-count="2" fo:hyphenation-push-char-count="2"/>
    </style:style>
    <style:style style:name="T1" style:family="text">
      <style:text-properties style:font-name="Liberation Serif" fo:font-size="14pt" fo:font-weight="bold" style:letter-kerning="true" style:font-size-asian="14pt" style:font-weight-asian="bold"/>
    </style:style>
    <style:style style:name="T2" style:family="text">
      <style:text-properties style:font-name="Liberation Serif" fo:font-size="14pt" fo:language="en" fo:country="US" fo:font-weight="bold" style:letter-kerning="true" style:font-size-asian="14pt" style:font-weight-asian="bold"/>
    </style:style>
    <style:style style:name="T3" style:family="text">
      <style:text-properties style:font-name="Liberation Serif" fo:font-size="12pt" fo:font-weight="bold" style:letter-kerning="true" style:font-size-asian="12pt" style:font-weight-asian="bold"/>
    </style:style>
    <style:style style:name="T4" style:family="text">
      <style:text-properties style:font-name="Liberation Serif" fo:font-size="12pt" fo:font-weight="normal" style:letter-kerning="true" style:font-size-asian="12pt" style:font-weight-asian="normal"/>
    </style:style>
    <style:style style:name="T5" style:family="text">
      <style:text-properties style:font-name="Liberation Serif" fo:font-size="12pt" fo:language="en" fo:country="US" fo:font-weight="normal" style:letter-kerning="true" style:font-size-asian="12pt" style:font-weight-asian="normal"/>
    </style:style>
    <style:style style:name="T6" style:family="text">
      <style:text-properties style:font-name="Liberation Serif" fo:font-size="12pt" fo:language="en" fo:country="US" fo:font-weight="bold" style:letter-kerning="true" style:font-size-asian="12pt" style:font-weight-asian="bold"/>
    </style:style>
    <style:style style:name="T7" style:family="text">
      <style:text-properties style:font-name="Liberation Serif" fo:font-size="13pt" fo:language="en" fo:country="US" fo:font-weight="bold" style:letter-kerning="true" style:font-size-asian="13pt" style:font-weight-asian="bold"/>
    </style:style>
    <style:style style:name="T8" style:family="text">
      <style:text-properties style:font-name="Cambria Math" fo:font-size="12pt" fo:font-weight="normal" style:letter-kerning="true" style:font-size-asian="12pt" style:font-weight-asian="normal"/>
    </style:style>
    <style:style style:name="T9" style:family="text">
      <style:text-properties style:font-name="Cambria Math" fo:font-size="12pt" fo:language="en" fo:country="US" fo:font-weight="normal" style:letter-kerning="true" style:font-size-asian="12pt" style:font-weight-asian="normal"/>
    </style:style>
    <style:style style:name="T10" style:family="text">
      <style:text-properties style:font-name="serif" fo:font-size="10pt" fo:language="en" fo:country="US" fo:font-weight="normal" style:letter-kerning="true" style:font-size-asian="10pt" style:font-weight-asian="normal"/>
    </style:style>
    <style:style style:name="T11" style:family="text">
      <style:text-properties style:font-name="Segoe UI Symbol" fo:font-size="12pt" fo:language="en" fo:country="US" fo:font-weight="bold" style:letter-kerning="true" style:font-size-asian="12pt" style:font-weight-asian="bold"/>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text:p text:style-name="P7"><text:span text:style-name="T1">Task II: Study the “of_tutorial” Controller</text:span></text:p>
      <text:p text:style-name="P7"><text:span text:style-name="T3">(A)The function call graph of the controller is as follows: <text:s/></text:span></text:p>
      <text:p text:style-name="P1"/>
      <text:p text:style-name="P1"/>
      <text:p text:style-name="P1"/>
      <text:p text:style-name="P8"><draw:frame draw:style-name="fr1" draw:name="graphic1" text:anchor-type="as-char" svg:width="6in" svg:height="3.3752in" draw:z-index="0"><draw:image xlink:href="Pictures/2000000A00005932000032203B37E92059B2FFE5.wmf" xlink:type="simple" xlink:show="embed" xlink:actuate="onLoad"/></draw:frame></text:p>
      <text:p text:style-name="P1"/>
      <text:p text:style-name="P1"/>
      <text:p text:style-name="P1"/>
      <text:p text:style-name="P2"/>
      <text:p text:style-name="P7"><text:span text:style-name="T3">2(b)</text:span></text:p>
      <text:p text:style-name="P7"><text:span text:style-name="T3">Command:h1 ping -c100 h2</text:span></text:p>
      <text:p text:style-name="P7"><text:span text:style-name="T3">Output:</text:span></text:p>
      <text:p text:style-name="P7"><text:span text:style-name="T4">--- 10.0.0.2 ping statistics ---</text:span></text:p>
      <text:p text:style-name="P7"><text:span text:style-name="T4">100 packets transmitted, 100 received, 0% packet loss, time 99146ms</text:span></text:p>
      <text:p text:style-name="P7"><text:span text:style-name="T4">rtt min/avg/max/mdev = 1.430/24.591/50.828/14.229 ms</text:span></text:p>
      <text:p text:style-name="P7"><text:span text:style-name="T4">The average time to ping from h1</text:span><text:span text:style-name="T8">→</text:span><text:span text:style-name="T5">h2 is <text:s/>24.591ms.</text:span></text:p>
      <text:p text:style-name="P3"/>
      <text:p text:style-name="P7"><text:span text:style-name="T6">Command:h1 ping -c100 h8</text:span></text:p>
      <text:p text:style-name="P7"><text:span text:style-name="T6">Output:</text:span></text:p>
      <text:p text:style-name="P7"><text:span text:style-name="T5">10.0.0.8 ping statistics ---</text:span></text:p>
      <text:p text:style-name="P7"><text:span text:style-name="T5">100 packets transmitted, 100 received, 0% packet loss, time 99136ms</text:span></text:p>
      <text:p text:style-name="P7"><text:span text:style-name="T5">rtt min/avg/max/mdev = 6.520/29.349/54.875/14.382 ms</text:span></text:p>
      <text:p text:style-name="P7"><text:span text:style-name="T5">The average time to ping from h1</text:span><text:span text:style-name="T9">→</text:span><text:span text:style-name="T5">h8 is <text:s text:c="2"/>29.349 ms.</text:span></text:p>
      <text:p text:style-name="P5"/>
      <text:p text:style-name="P5"/>
      <text:p text:style-name="P5"/>
      <text:p text:style-name="P7"><text:span text:style-name="T2">What is the difference, and why?</text:span></text:p>
      <text:p text:style-name="P7"><text:soft-page-break/><text:span text:style-name="T5">Ping is able to calculate the round-trip time by storing the time at which it sends the echo request in the data portion of the ICMP message. The average is the time difference between the ICMP echo request and its echo reply. As h1 is near to h2 than h8,the average time for h8 is more than h2.</text:span></text:p>
      <text:p text:style-name="P3"/>
      <text:p text:style-name="P3"/>
      <text:p text:style-name="P9"><text:span text:style-name="T5">iperf is a simple, open source tool to measure the network bandwidth. </text:span><text:span text:style-name="T10">.</text:span></text:p>
      <text:p text:style-name="P9"><text:span text:style-name="T6">Command</text:span><text:span text:style-name="T5">: </text:span><text:span text:style-name="T6">iperf h1 h2</text:span></text:p>
      <text:p text:style-name="P7"><text:span text:style-name="T6">Output:</text:span></text:p>
      <text:p text:style-name="P7"><text:span text:style-name="T5">*** Iperf: testing TCP bandwidth between h1 and h2</text:span></text:p>
      <text:p text:style-name="P7"><text:span text:style-name="T5">.*** Results: ['11.4 Mbits/sec', '13.3 Mbits/sec']</text:span></text:p>
      <text:p text:style-name="P3"/>
      <text:p text:style-name="P3"/>
      <text:p text:style-name="P7"><text:span text:style-name="T5"><text:s/></text:span><text:span text:style-name="T6">Command</text:span><text:span text:style-name="T5">: </text:span><text:span text:style-name="T6">iperf h1 h8</text:span></text:p>
      <text:p text:style-name="P7"><text:span text:style-name="T6">Output:</text:span></text:p>
      <text:p text:style-name="P7"><text:span text:style-name="T5">*** Iperf: testing TCP bandwidth between h1 and h8</text:span></text:p>
      <text:p text:style-name="P7"><text:span text:style-name="T5">*** Results: ['5.54 Mbits/sec', '6.81 Mbits/sec']</text:span></text:p>
      <text:p text:style-name="P4"/>
      <text:p text:style-name="P7"><text:span text:style-name="T6">What is the difference, and why?</text:span></text:p>
      <text:p text:style-name="P7"><text:span text:style-name="T5">The throughput(bandwidth) of h1</text:span><text:span text:style-name="T9">→</text:span><text:span text:style-name="T5">h2 is more than the throughput(bandwidth) of h1</text:span><text:span text:style-name="T9">→</text:span><text:span text:style-name="T5">h8.As the <text:s/>throughput that can be measured with iperf is low compared to the link capacities of core networks.</text:span></text:p>
      <text:p text:style-name="P3"/>
      <text:p text:style-name="P7"><text:span text:style-name="T7">Task III: MAC learning controller</text:span></text:p>
      <text:p text:style-name="P6"/>
      <text:p text:style-name="P7"><text:span text:style-name="T6">3(A) </text:span><text:span text:style-name="T5">Allows the <text:s/>switch to learn the MAC addresses <text:s/>in the network to identify which port to send the traffic to.</text:span></text:p>
      <text:p text:style-name="P3"/>
      <text:p text:style-name="P7"><text:span text:style-name="T6">Pseudo-­</text:span><text:span text:style-name="T11">‐</text:span><text:span text:style-name="T6">code for the MAC learning<text:tab/>switch is as follows:<text:tab/></text:span></text:p>
      <text:p text:style-name="P7"><text:span text:style-name="T5">For every input packet</text:span></text:p>
      <text:p text:style-name="P7"><text:span text:style-name="T5">i. Parse<text:tab/> the packet</text:span></text:p>
      <text:p text:style-name="P7"><text:span text:style-name="T5">ii. Determine the source and<text:tab/>destination MAC addresses.<text:tab/></text:span></text:p>
      <text:p text:style-name="P7"><text:span text:style-name="T5">iv. Check if destination mac address<text:tab/> is mapped to a port.</text:span></text:p>
      <text:p text:style-name="P7"><text:span text:style-name="T5">v. If mapping is found ,send the packet to that port. <text:s/></text:span></text:p>
      <text:p text:style-name="P7"><text:span text:style-name="T5">vi. If mapping is not<text:tab/>found<text:tab/>flood<text:tab/>it like hub.<text:tab/></text:span></text:p>
      <text:p text:style-name="P7"><text:span text:style-name="T5"><text:s text:c="2"/><text:tab/></text:span></text:p>
      <text:p text:style-name="P7"><text:span text:style-name="T6">Command: h1 ping h2</text:span></text:p>
      <text:p text:style-name="P7"><text:span text:style-name="T6">Output: </text:span><text:span text:style-name="T5">132 packets transmitted and 132 received, time is 134122ms.</text:span></text:p>
      <text:p text:style-name="P3"/>
      <text:p text:style-name="P7"><text:span text:style-name="T6">3(B)</text:span><text:span text:style-name="T5"> <text:s/></text:span><text:span text:style-name="T6">Command:h1 ping -c100 h2</text:span></text:p>
      <text:p text:style-name="P7"><text:span text:style-name="T5"><text:s text:c="8"/></text:span><text:span text:style-name="T6">Output:100 packets transmitted,100 packets received,time is 101355ms.The average rrt is <text:tab/>0.052.</text:span></text:p>
      <text:p text:style-name="P7"><text:span text:style-name="T6"><text:tab/></text:span></text:p>
      <text:p text:style-name="P7"><text:span text:style-name="T6"><text:s text:c="7"/><text:tab/>Command:h1 ping -c100 h8</text:span></text:p>
      <text:p text:style-name="P7"><text:soft-page-break/><text:span text:style-name="T6"><text:s text:c="12"/>Output:100 packets transmitted,100 packets received,time is 101332ms.The average rrt is <text:tab/>0.073.</text:span></text:p>
      <text:p text:style-name="P7"><text:span text:style-name="T6"><text:s text:c="11"/></text:span></text:p>
      <text:p text:style-name="P7"><text:span text:style-name="T6"><text:tab/>Any difference from Task II (the hub case)?</text:span></text:p>
      <text:p text:style-name="P4"/>
      <text:p text:style-name="P7"><text:span text:style-name="T6"><text:tab/></text:span><text:span text:style-name="T5">The rrt time is more for switch than hub. Switches, are capable of determining the destination of each individual traffic element <text:s/>and selectively forwarding data to the one computer that actually needs it. By generating less network traffic in delivering messages, a switch performs better than a hub on busy networks.</text:span></text:p>
      <text:p text:style-name="P7"><text:span text:style-name="T6">3(C)Command:iperf h1 h2</text:span></text:p>
      <text:p text:style-name="P7"><text:span text:style-name="T6"><text:s text:c="9"/>Output:The TCP bandwidth between h1 and h2 is 35.1 Gbits/sec</text:span></text:p>
      <text:p text:style-name="P4"/>
      <text:p text:style-name="P7"><text:span text:style-name="T6"><text:s text:c="7"/>Command: iperf h1 h8</text:span></text:p>
      <text:p text:style-name="P7"><text:span text:style-name="T6"><text:s text:c="7"/>Output:<text:tab/>The TCP bandwidth between h1 and h8 is <text:s text:c="2"/>29.8 <text:s text:c="3"/>Gbits/sec.</text:span></text:p>
      <text:p text:style-name="P4"/>
      <text:p text:style-name="P7"><text:span text:style-name="T6">What is the difference from Task II?</text:span></text:p>
      <text:p text:style-name="P7"><text:span text:style-name="T5">The bandwidth provided by <text:s/>switch is more than hub. The switch determines where the traffic needs to go and transmits it only on the port connected to the destination computer. This is a much more efficient use of the network’s bandwidth, and it also prevents unauthorized users from intercepting traffic on the network.</text:span></text:p>
      <text:p text:style-name="P3"/>
      <text:p text:style-name="P7"><text:span text:style-name="T6">4(a)Command:h1 ping -c100 h2</text:span></text:p>
      <text:p text:style-name="P7"><text:span text:style-name="T6"><text:s text:c="7"/>Output:100 packets transmitted,100 packets received,time is 101342ms.The average rrt is <text:tab/>0.051ms.</text:span></text:p>
      <text:p text:style-name="P4"/>
      <text:p text:style-name="P7"><text:span text:style-name="T6"><text:s text:c="5"/>Command:h1 ping -c100 h8</text:span></text:p>
      <text:p text:style-name="P7"><text:span text:style-name="T6"><text:s text:c="7"/>Output:100 packets transmitted,100 packets received,time is 101382ms.The average rrt is <text:tab/>0.071ms.</text:span></text:p>
      <text:p text:style-name="P7"><text:span text:style-name="T6"><text:s text:c="8"/></text:span></text:p>
      <text:p text:style-name="P7"><text:span text:style-name="T6"><text:s text:c="5"/>Any difference from Task III?</text:span></text:p>
      <text:p text:style-name="P7"><text:span text:style-name="T6"><text:s text:c="5"/></text:span><text:span text:style-name="T5"><text:s/>Not much difference.</text:span></text:p>
      <text:p text:style-name="P7"><text:span text:style-name="T6"><text:s text:c="3"/></text:span></text:p>
      <text:p text:style-name="P7"><text:span text:style-name="T6">4(b) <text:s text:c="5"/>Command:iperf h1 h2</text:span></text:p>
      <text:p text:style-name="P7"><text:span text:style-name="T6"><text:s text:c="7"/>Output:The TCP bandwidth between h1 and h8 is 40.1 Gbits/sec.</text:span></text:p>
      <text:p text:style-name="P4"/>
      <text:p text:style-name="P4"/>
      <text:p text:style-name="P7"><text:span text:style-name="T6"><text:s text:c="5"/>Command:iperf h1 h8</text:span></text:p>
      <text:p text:style-name="P7"><text:span text:style-name="T6"><text:s text:c="7"/>Output:The TCP bandwidth between h1 and h8 is <text:s text:c="2"/>30.9Gbits/sec.</text:span></text:p>
      <text:p text:style-name="P7"><text:span text:style-name="T6"><text:s text:c="7"/></text:span></text:p>
      <text:p text:style-name="P7"><text:span text:style-name="T6"><text:s text:c="6"/>What is the difference from Task III?</text:span></text:p>
      <text:p text:style-name="P7"><text:span text:style-name="T6"><text:s text:c="7"/></text:span><text:span text:style-name="T5">The bandwidth provided by switch <text:s/>with OpenFlow rules is more in each case.</text:span></text:p>
      <text:p text:style-name="P7"><text:span text:style-name="T6"><text:s text:c="7"/></text:span></text:p>
      <text:p text:style-name="P7"><text:span text:style-name="T6">4(c) </text:span><text:span text:style-name="T5">The results become better. With OpenFlow, one can tell a switch to match on any field and apply an action. When a new flow comes into the switch, the OpenFlow <text:s/>switch, does a lookup in the flow tables. If no match for the flow is found, the switch creates an OFP packet-in packet and fires it off to the controller for instructions</text:span></text:p>
      <text:p text:style-name="P4"><text:soft-page-break/></text:p>
      <text:p text:style-name="P7"><text:span text:style-name="T6">4(d) Pingall to verify connectivity:</text:span></text:p>
      <text:p text:style-name="P7"><text:span text:style-name="T6"><text:s text:c="9"/></text:span></text:p>
      <text:p text:style-name="P7"><text:span text:style-name="T6"><text:s text:c="4"/></text:span></text:p>
      <text:p text:style-name="P8"><draw:frame draw:style-name="fr1" draw:name="graphic2" text:anchor-type="as-char" svg:width="2.6835in" svg:height="1.2in" draw:z-index="1"><draw:image xlink:href="Pictures/2000000A00001AAA00000BFD81ED526F94B754EE.wmf"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alibri" svg:font-family="Calibri" style:font-family-generic="roman" style:font-pitch="variable"/>
    <style:font-face style:name="Cambria Math" svg:font-family="'Cambria Math'" style:font-family-generic="roman" style:font-pitch="variable"/>
    <style:font-face style:name="Liberation Serif" svg:font-family="'Liberation Serif'" style:font-family-generic="roman" style:font-pitch="variable"/>
    <style:font-face style:name="Segoe UI Symbol" svg:font-family="'Segoe UI Symbol'" style:font-family-generic="roman" style:font-pitch="variable"/>
    <style:font-face style:name="serif" svg:font-family="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2" meta:object-count="0" meta:page-count="4" meta:paragraph-count="76" meta:word-count="666" meta:character-count="4239" meta:non-whitespace-character-count="3435"/>
    <meta:generator>LibreOffice/5.1.6.2$Linux_X86_64 LibreOffice_project/10m0$Build-2</meta:generator>
  </office:meta>
</office:document-meta>
</file>